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stroke="dash" draw:stroke-dash="Fine_20_Dashed_20__28_var_29_" draw:marker-end="Square" draw:marker-end-width="0.3cm" draw:textarea-horizontal-align="center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fo:min-height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3cm" svg:x="6.5cm" svg:y="1.5cm">
          <text:p text:style-name="P1">Estado<text:line-break/>básic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6.5cm" svg:y="6cm">
          <text:p text:style-name="P1">Estado<text:line-break/>informad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3cm" svg:x="6.5cm" svg:y="10.5cm">
          <text:p text:style-name="P2"><text:span text:style-name="T1">Estado</text:span><text:span text:style-name="T1"><text:line-break/></text:span><text:span text:style-name="T1">con</text:span><text:span text:style-name="T1"><text:line-break/></text:span><text:span text:style-name="T1">adversario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cm" svg:y1="6cm" svg:x2="8cm" svg:y2="4.5cm">
          <text:p/>
        </draw:line>
        <draw:line draw:style-name="gr2" draw:text-style-name="P1" draw:layer="layout" svg:x1="8cm" svg:y1="10.5cm" svg:x2="8cm" svg:y2="9cm">
          <text:p/>
        </draw:line>
        <draw:line draw:style-name="gr2" draw:text-style-name="P1" draw:layer="layout" svg:x1="12.5cm" svg:y1="8.5cm" svg:x2="16.5cm" svg:y2="8.5cm">
          <text:p/>
        </draw:line>
        <draw:frame draw:style-name="gr3" draw:text-style-name="P3" draw:layer="layout" svg:width="2.5cm" svg:height="0.806cm" svg:x="12.5cm" svg:y="7.75cm">
          <draw:text-box>
            <text:p text:style-name="P3"><text:span text:style-name="T2">extien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a Fiori</meta:initial-creator>
    <meta:creation-date>2011-12-08T13:26:09</meta:creation-date>
    <dc:date>2011-12-08T13:34:29</dc:date>
    <dc:creator>Carla Fiori</dc:creator>
    <meta:editing-duration>PT00H08M21S</meta:editing-duration>
    <meta:editing-cycles>1</meta:editing-cycles>
    <meta:document-statistic meta:object-count="7"/>
    <meta:generator>OpenOffice.org/3.2$Linux OpenOffice.org_project/320m12$Build-9483</meta:generator>
  </office:meta>
</office:document-meta>
</file>